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0b683f"/>
    </style:style>
    <style:style style:name="P3" style:family="paragraph" style:parent-style-name="Standard">
      <style:paragraph-properties fo:text-align="start" style:justify-single-word="false"/>
      <style:text-properties officeooo:paragraph-rsid="000c94c0"/>
    </style:style>
    <style:style style:name="P4" style:family="paragraph" style:parent-style-name="Standard">
      <style:paragraph-properties fo:text-align="start" style:justify-single-word="false"/>
      <style:text-properties officeooo:paragraph-rsid="000e9081"/>
    </style:style>
    <style:style style:name="P5" style:family="paragraph" style:parent-style-name="Standard">
      <style:paragraph-properties fo:text-align="start" style:justify-single-word="false"/>
      <style:text-properties officeooo:paragraph-rsid="001085ba"/>
    </style:style>
    <style:style style:name="P6" style:family="paragraph" style:parent-style-name="Standard">
      <style:paragraph-properties fo:text-align="start" style:justify-single-word="false"/>
      <style:text-properties officeooo:paragraph-rsid="001164e7"/>
    </style:style>
    <style:style style:name="P7" style:family="paragraph" style:parent-style-name="Standard">
      <style:paragraph-properties fo:text-align="start" style:justify-single-word="false"/>
      <style:text-properties officeooo:paragraph-rsid="0011e25c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paragraph-rsid="00117aaf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rsid="000b683f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11e25c" officeooo:paragraph-rsid="00138c57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11e25c" officeooo:paragraph-rsid="0011e25c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138c57" officeooo:paragraph-rsid="00138c57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officeooo:paragraph-rsid="00138c57"/>
    </style:style>
    <style:style style:name="P14" style:family="paragraph" style:parent-style-name="Standard">
      <style:paragraph-properties fo:text-align="start" style:justify-single-word="false"/>
      <style:text-properties officeooo:paragraph-rsid="0017525d"/>
    </style:style>
    <style:style style:name="P15" style:family="paragraph" style:parent-style-name="Standard">
      <style:paragraph-properties fo:text-align="start" style:justify-single-word="false"/>
      <style:text-properties officeooo:paragraph-rsid="0018360a"/>
    </style:style>
    <style:style style:name="T1" style:family="text">
      <style:text-properties officeooo:rsid="000b683f"/>
    </style:style>
    <style:style style:name="T2" style:family="text">
      <style:text-properties officeooo:rsid="000c94c0"/>
    </style:style>
    <style:style style:name="T3" style:family="text">
      <style:text-properties officeooo:rsid="000e9081"/>
    </style:style>
    <style:style style:name="T4" style:family="text">
      <style:text-properties officeooo:rsid="001085ba"/>
    </style:style>
    <style:style style:name="T5" style:family="text">
      <style:text-properties officeooo:rsid="001164e7"/>
    </style:style>
    <style:style style:name="T6" style:family="text">
      <style:text-properties officeooo:rsid="00117aaf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11e25c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138c57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155ee8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17525d" style:font-size-asian="12pt" style:font-weight-asian="normal" style:font-size-complex="12pt" style:font-weight-complex="normal"/>
    </style:style>
    <style:style style:name="T12" style:family="text">
      <style:text-properties fo:font-size="12pt" fo:font-weight="normal" officeooo:rsid="0018360a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ention légale</text:p>
      <text:p text:style-name="P1"/>
      <text:p text:style-name="P2"><text:span text:style-name="T1">Image: </text:span>Camion Jungle Pat'Patrouille:<text:span text:style-name="T1"> </text:span><text:a xlink:type="simple" xlink:href="https://images.king-jouet.com/6/GU711919_6.jpg" text:style-name="Internet_20_link" text:visited-style-name="Visited_20_Internet_20_Link"><text:span text:style-name="T1">https://images.king-jouet.com/6/GU711919_6.jpg</text:span></text:a><text:span text:style-name="T1">.</text:span></text:p>
      <text:p text:style-name="P3"><text:tab/><text:span text:style-name="T2">Zommer ponny : </text:span><text:a xlink:type="simple" xlink:href="https://images.king-jouet.com/6/GU712633_6.jpg" text:style-name="Internet_20_link" text:visited-style-name="Visited_20_Internet_20_Link"><text:span text:style-name="T2">https://images.king-jouet.com/6/GU712633_6.jpg</text:span></text:a></text:p>
      <text:p text:style-name="P4"><text:tab/><text:span text:style-name="T3">Pyjamasques coffret 16 Figurines : </text:span><text:a xlink:type="simple" xlink:href="https://images.king-jouet.com/6/GU712691_6.jpg" text:style-name="Internet_20_link" text:visited-style-name="Visited_20_Internet_20_Link"><text:span text:style-name="T3">https://images.king-jouet.com/6/GU712691_6.jpg</text:span></text:a></text:p>
      <text:p text:style-name="P5"><text:tab/><text:span text:style-name="T4">Circuit Train de Marchandise : </text:span><text:a xlink:type="simple" xlink:href="https://images.king-jouet.com/6/GU708846_6.jpg" text:style-name="Internet_20_link" text:visited-style-name="Visited_20_Internet_20_Link"><text:span text:style-name="T4">https://images.king-jouet.com/6/GU708846_6.jpg</text:span></text:a></text:p>
      <text:p text:style-name="P5"><text:tab/><text:span text:style-name="T4">Kokum Le Lionceau : </text:span><text:a xlink:type="simple" xlink:href="https://images.king-jouet.com/6/GU243709_6.jpg" text:style-name="Internet_20_link" text:visited-style-name="Visited_20_Internet_20_Link"><text:span text:style-name="T4">https://images.king-jouet.com/6/GU243709_6.jpg</text:span></text:a></text:p>
      <text:p text:style-name="P6"><text:tab/><text:span text:style-name="T5">Trycicle pliable : </text:span><text:a xlink:type="simple" xlink:href="https://images.king-jouet.com/6/GU225307_6.jpg" text:style-name="Internet_20_link" text:visited-style-name="Visited_20_Internet_20_Link"><text:span text:style-name="T5">https://images.king-jouet.com/6/GU225307_6.jpg</text:span></text:a></text:p>
      <text:p text:style-name="P7"><text:tab/><text:span text:style-name="T6">Tableau chevalet 3en 1 : </text:span><text:a xlink:type="simple" xlink:href="https://images.king-jouet.com/6/GU160830_6.jpg" text:style-name="Internet_20_link" text:visited-style-name="Visited_20_Internet_20_Link"><text:span text:style-name="T6">https://images.king-jouet.com/6/GU160830_6.jpg</text:span></text:a></text:p>
      <text:p text:style-name="P7"><text:span text:style-name="T7"><text:tab/>Set 11 en 1 avec poupon de 32 cm : </text:span><text:a xlink:type="simple" xlink:href="https://images.king-jouet.com/6/GU225665_6.jpg" text:style-name="Internet_20_link" text:visited-style-name="Visited_20_Internet_20_Link"><text:span text:style-name="T8">https://images.king-jouet.com/6/GU225665_6.jpg</text:span></text:a></text:p>
      <text:p text:style-name="P7"><text:span text:style-name="T8"><text:tab/>Albert camion burger : </text:span><text:a xlink:type="simple" xlink:href="https://images.king-jouet.com/6/GU710976_6.jpg" text:style-name="Internet_20_link" text:visited-style-name="Visited_20_Internet_20_Link"><text:span text:style-name="T8">https://images.king-jouet.com/6/GU710976_6.jpg</text:span></text:a></text:p>
      <text:p text:style-name="P10"><text:tab/>6888-Tentes Avec Enfants Et Animatrice - Playmobil Summer Fun : </text:p>
      <text:p text:style-name="P13"><text:span text:style-name="T8"><text:tab/><text:tab/><text:tab/><text:tab/><text:tab/><text:tab/></text:span><text:a xlink:type="simple" xlink:href="https://images.king-jouet.com/6/GU250546_6.jpg" text:style-name="Internet_20_link" text:visited-style-name="Visited_20_Internet_20_Link"><text:span text:style-name="T9">https://images.king-jouet.com/6/GU250546_6.jpg</text:span></text:a></text:p>
      <text:p text:style-name="P14"><text:span text:style-name="T9"><text:tab/></text:span></text:p>
      <text:p text:style-name="P14"><text:span text:style-name="T9"><text:tab/></text:span><text:span text:style-name="T10">Boite de 60 feutres : </text:span><text:a xlink:type="simple" xlink:href="https://images.king-jouet.com/6/GU187534_6.jpg" text:style-name="Internet_20_link" text:visited-style-name="Visited_20_Internet_20_Link"><text:span text:style-name="T11">https://images.king-jouet.com/6/GU187534_6.jpg</text:span></text:a></text:p>
      <text:p text:style-name="P14"><text:span text:style-name="T11"><text:tab/>Flipsies Scène de Concert Cabriolet: </text:span><text:a xlink:type="simple" xlink:href="https://images.king-jouet.com/6/GU229087_6.jpg" text:style-name="Internet_20_link" text:visited-style-name="Visited_20_Internet_20_Link"><text:span text:style-name="T11">https://images.king-jouet.com/6/GU229087_6.jpg</text:span></text:a></text:p>
      <text:p text:style-name="P14"><text:span text:style-name="T10"><text:tab/></text:span><text:span text:style-name="T11">Remorque Farm : </text:span><text:a xlink:type="simple" xlink:href="https://images.king-jouet.com/6/GU150071_6.jpg" text:style-name="Internet_20_link" text:visited-style-name="Visited_20_Internet_20_Link"><text:span text:style-name="T11">https://images.king-jouet.com/6/GU150071_6.jpg</text:span></text:a></text:p>
      <text:p text:style-name="P14"><text:span text:style-name="T11"><text:tab/>Aspergeurs Poissons : </text:span><text:a xlink:type="simple" xlink:href="https://images.king-jouet.com/6/GU179212_6.jpg" text:style-name="Internet_20_link" text:visited-style-name="Visited_20_Internet_20_Link"><text:span text:style-name="T11">https://images.king-jouet.com/6/GU179212_6.jpg</text:span></text:a></text:p>
      <text:p text:style-name="P15"><text:span text:style-name="T11"><text:tab/>Princesses Disney - Poupée tournoyante : </text:span><text:a xlink:type="simple" xlink:href="https://images.king-jouet.com/6/GU722200_6.jpg" text:style-name="Internet_20_link" text:visited-style-name="Visited_20_Internet_20_Link"><text:span text:style-name="T12">https://images.king-jouet.com/6/GU722200_6.jpg</text:span></text:a></text:p>
      <text:p text:style-name="P15"><text:span text:style-name="T12"><text:tab/></text:span></text:p>
      <text:p text:style-name="P14"><text:span text:style-name="T11"/></text:p>
      <text:p text:style-name="P14"><text:span text:style-name="T11"/></text:p>
      <text:p text:style-name="P12"/>
      <text:p text:style-name="P11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09:33:23.548980692</meta:creation-date>
    <dc:date>2018-01-03T11:52:11.227424366</dc:date>
    <meta:editing-duration>PT1H18M28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92" meta:character-count="1169" meta:non-whitespace-character-count="1071"/>
  </office:meta>
</office:document-meta>
</file>